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Instance.getExpressionValue( JXTExpression expr , ExpressionContext expression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rameterInstance.ParameterInstance( ParsingContext parsingContext , StartElement raw , Attributes attrs , Stack stac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rameterInstan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nstance.getValue( ExpressionContext expression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rameterInstance.ParameterInstance( Attribut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